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d320" draw:textarea-horizontal-align="center" draw:textarea-vertical-align="middle"/>
    </style:style>
    <style:style style:name="P1" style:family="paragraph">
      <style:paragraph-properties fo:text-align="center"/>
      <style:text-properties style:font-name="Times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style:font-name="Courier1" fo:font-size="10pt" style:font-size-asian="10pt" style:font-size-complex="10pt"/>
    </style:style>
    <style:style style:name="P4" style:family="paragraph">
      <style:text-properties style:font-name="Times" fo:font-size="12pt" style:font-size-asian="12pt" style:font-size-complex="12pt"/>
    </style:style>
    <style:style style:name="T1" style:family="text">
      <style:text-properties style:font-name="Times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font-name="Times" fo:font-size="12pt" style:font-size-asian="12pt" style:font-size-complex="12pt"/>
    </style:style>
    <style:style style:name="T3" style:family="text">
      <style:text-properties style:font-name="Courier1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39cm" svg:height="5.698cm" svg:x="1.779cm" svg:y="7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6.227cm" svg:height="3.771cm" svg:x="4.395cm" svg:y="1.907cm">
          <text:p text:style-name="P2"><text:span text:style-name="T1">roster_01.hpp</text:span></text:p>
          <text:p text:style-name="P2"><text:span text:style-name="T2"/></text:p>
          <text:p text:style-name="P2"><text:span text:style-name="T2">Definition of the “Roster” class.</text:span></text:p>
          <text:p text:style-name="P2"><text:span text:style-name="T2"><text:line-break/></text:span><text:span text:style-name="T2">No code or implementation.</text:span></text:p>
          <text:p text:style-name="P2"><text:span text:style-name="T2"/></text:p>
          <text:p text:style-name="P2"><text:span text:style-name="T2">No “using namespace std”.</text:span></text:p>
        </draw:rect>
        <draw:line draw:style-name="gr3" draw:text-style-name="P1" draw:layer="layout" svg:x1="5.825cm" svg:y1="7.308cm" svg:x2="6.525cm" svg:y2="5.741cm">
          <text:p/>
        </draw:line>
        <draw:line draw:style-name="gr3" draw:text-style-name="P1" draw:layer="layout" svg:x1="11.181cm" svg:y1="7.351cm" svg:x2="9.423cm" svg:y2="5.719cm">
          <text:p/>
        </draw:line>
        <draw:frame draw:style-name="gr4" draw:text-style-name="P3" draw:layer="layout" svg:width="5.586cm" svg:height="0.607cm" svg:x="0.924cm" svg:y="6.015cm">
          <draw:text-box>
            <text:p><text:span text:style-name="T3">#include “roster_01.hpp”</text:span></text:p>
          </draw:text-box>
        </draw:frame>
        <draw:rect draw:style-name="gr5" draw:text-style-name="P2" draw:layer="layout" svg:width="3.897cm" svg:height="5.063cm" svg:x="9.211cm" svg:y="7.287cm">
          <text:p text:style-name="P2"><text:span text:style-name="T1">roster_01.cpp</text:span></text:p>
          <text:p text:style-name="P2"><text:span text:style-name="T2"/></text:p>
          <text:p text:style-name="P2"><text:span text:style-name="T2">Implements the </text:span></text:p>
          <text:p text:style-name="P2"><text:span text:style-name="T2">methods that are</text:span></text:p>
          <text:p text:style-name="P2"><text:span text:style-name="T2">part of the Roster</text:span></text:p>
          <text:p text:style-name="P2"><text:span text:style-name="T2">class.</text:span></text:p>
          <text:p text:style-name="P2"><text:span text:style-name="T2"/></text:p>
          <text:p text:style-name="P2"><text:span text:style-name="T2">Implementations</text:span></text:p>
          <text:p text:style-name="P2"><text:span text:style-name="T2">can use both</text:span></text:p>
          <text:p text:style-name="P2"><text:span text:style-name="T2">public and protected</text:span></text:p>
          <text:p text:style-name="P2"><text:span text:style-name="T2">parts of the class.</text:span></text:p>
        </draw:rect>
        <draw:rect draw:style-name="gr2" draw:text-style-name="P2" draw:layer="layout" svg:width="3.897cm" svg:height="4.471cm" svg:x="2.627cm" svg:y="7.308cm">
          <text:p text:style-name="P2"><text:span text:style-name="T1">roster_01_main.cpp</text:span></text:p>
          <text:p text:style-name="P2"><text:span text:style-name="T2"/></text:p>
          <text:p text:style-name="P2"><text:span text:style-name="T2">Defines the main()</text:span></text:p>
          <text:p text:style-name="P2"><text:span text:style-name="T2">procedure.</text:span></text:p>
          <text:p text:style-name="P2"><text:span text:style-name="T2"/></text:p>
          <text:p text:style-name="P2"><text:span text:style-name="T2">Uses the Roster class.</text:span></text:p>
          <text:p text:style-name="P2"><text:span text:style-name="T2"/></text:p>
          <text:p text:style-name="P2"><text:span text:style-name="T2">Can only use the</text:span></text:p>
          <text:p text:style-name="P2"><text:span text:style-name="T2">public parts of</text:span></text:p>
          <text:p text:style-name="P2"><text:span text:style-name="T2">the class.</text:span></text:p>
        </draw:rect>
        <draw:line draw:style-name="gr3" draw:text-style-name="P1" draw:layer="layout" svg:x1="13.918cm" svg:y1="9.554cm" svg:x2="15.846cm" svg:y2="9.575cm">
          <text:p/>
        </draw:line>
        <draw:frame draw:style-name="gr4" draw:text-style-name="P4" draw:layer="layout" svg:width="3.567cm" svg:height="1.947cm" svg:x="15.931cm" svg:y="8.558cm">
          <draw:text-box>
            <text:p><text:span text:style-name="T2">These must be</text:span></text:p>
            <text:p><text:span text:style-name="T2">compiled together</text:span></text:p>
            <text:p><text:span text:style-name="T2">with g++ to make</text:span></text:p>
            <text:p><text:span text:style-name="T2">an executable.</text:span></text:p>
          </draw:text-box>
        </draw:frame>
        <draw:frame draw:style-name="gr4" draw:text-style-name="P3" draw:layer="layout" svg:width="5.586cm" svg:height="0.607cm" svg:x="10.108cm" svg:y="5.995cm">
          <draw:text-box>
            <text:p><text:span text:style-name="T3">#include “roster_01.hpp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1-02-12T15:15:25</meta:creation-date>
    <dc:date>2019-09-04T15:16:30.076035000</dc:date>
    <meta:editing-duration>PT10M35S</meta:editing-duration>
    <meta:editing-cycles>4</meta:editing-cycles>
    <meta:generator>LibreOffice/4.2.8.2$MacOSX_x86 LibreOffice_project/48d50dbfc06349262c9d50868e5c1f630a573ebd</meta:generator>
    <meta:document-statistic meta:object-count="10"/>
  </office:meta>
</office:document-meta>
</file>